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randon" svg:font-family="Brandon"/>
    <style:font-face style:name="Times" svg:font-family="Times" style:font-family-generic="roman"/>
    <style:font-face style:name="FreeSans1" svg:font-family="FreeSans" style:font-family-generic="swiss"/>
    <style:font-face style:name="Roboto" svg:font-family="Roboto" style:font-pitch="variable"/>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8.443cm" fo:margin-left="0cm" fo:margin-top="0cm" fo:margin-bottom="0cm" table:align="left" style:writing-mode="lr-tb"/>
    </style:style>
    <style:style style:name="Table1.A" style:family="table-column">
      <style:table-column-properties style:column-width="18.443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Standard">
      <style:paragraph-properties fo:margin-top="0cm" fo:margin-bottom="0cm" loext:contextual-spacing="false" fo:line-height="100%"/>
      <style:text-properties fo:text-transform="uppercase" style:font-name="Times New Roman" fo:font-size="8pt" style:font-size-asian="8pt" style:font-size-complex="12pt"/>
    </style:style>
    <style:style style:name="P2" style:family="paragraph" style:parent-style-name="Standard">
      <style:paragraph-properties fo:margin-top="0cm" fo:margin-bottom="0cm" loext:contextual-spacing="false" fo:line-height="100%"/>
      <style:text-properties style:font-name="Times New Roman" fo:font-size="8pt" style:font-size-asian="8pt" style:font-size-complex="10pt"/>
    </style:style>
    <style:style style:name="P3" style:family="paragraph" style:parent-style-name="Standard">
      <style:paragraph-properties fo:margin-top="0cm" fo:margin-bottom="0cm" loext:contextual-spacing="false" fo:line-height="100%"/>
      <style:text-properties style:font-name="Times New Roman" fo:font-size="8pt" style:font-size-asian="8pt" style:font-size-complex="12pt"/>
    </style:style>
    <style:style style:name="P4" style:family="paragraph" style:parent-style-name="Standard">
      <style:paragraph-properties fo:margin-top="0cm" fo:margin-bottom="0cm" loext:contextual-spacing="false" fo:line-height="100%"/>
      <style:text-properties style:font-name="Times New Roman" fo:font-size="8pt" style:font-size-asian="8pt" style:font-size-complex="8pt"/>
    </style:style>
    <style:style style:name="P5" style:family="paragraph" style:parent-style-name="Standard">
      <style:paragraph-properties fo:margin-top="0cm" fo:margin-bottom="0cm" loext:contextual-spacing="false" fo:line-height="100%"/>
      <style:text-properties style:font-name="Times New Roman" fo:font-size="12pt" style:font-size-asian="12pt" style:font-size-complex="12pt"/>
    </style:style>
    <style:style style:name="P6"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size-complex="12pt"/>
    </style:style>
    <style:style style:name="P7" style:family="paragraph" style:parent-style-name="Standard">
      <style:paragraph-properties fo:margin-left="0.501cm" fo:margin-right="0cm" fo:margin-top="0cm" fo:margin-bottom="0cm" loext:contextual-spacing="false" fo:line-height="100%" fo:text-indent="-0.501cm" style:auto-text-indent="false"/>
    </style:style>
    <style:style style:name="P8" style:family="paragraph" style:parent-style-name="Párrafo_20_de_20_lista1">
      <style:paragraph-properties fo:margin-left="0.501cm" fo:margin-right="0cm" fo:margin-top="0cm" fo:margin-bottom="0cm" loext:contextual-spacing="true" fo:line-height="100%" fo:text-indent="-0.501cm" style:auto-text-indent="false"/>
    </style:style>
    <style:style style:name="P9" style:family="paragraph" style:parent-style-name="Párrafo_20_de_20_lista1">
      <style:paragraph-properties fo:margin-left="0cm" fo:margin-right="0cm" fo:margin-top="0cm" fo:margin-bottom="0cm" loext:contextual-spacing="true" fo:line-height="100%" fo:text-indent="0cm" style:auto-text-indent="false"/>
      <style:text-properties style:font-name="Times New Roman" fo:font-size="8pt" style:font-size-asian="8pt" style:font-size-complex="12pt"/>
    </style:style>
    <style:style style:name="P10" style:family="paragraph" style:parent-style-name="Párrafo_20_de_20_lista1">
      <style:paragraph-properties fo:margin-left="0cm" fo:margin-right="0cm" fo:margin-top="0cm" fo:margin-bottom="0cm" loext:contextual-spacing="true" fo:line-height="100%" fo:text-indent="0cm" style:auto-text-indent="false"/>
    </style:style>
    <style:style style:name="P11" style:family="paragraph" style:parent-style-name="Párrafo_20_de_20_lista1" style:master-page-name="">
      <loext:graphic-properties draw:fill="none"/>
      <style:paragraph-properties fo:margin-left="0cm" fo:margin-right="0cm" fo:margin-top="0cm" fo:margin-bottom="0.353cm" loext:contextual-spacing="true" fo:line-height="115%" fo:text-align="start" style:justify-single-word="false" fo:orphans="2" fo:widows="2" fo:hyphenation-ladder-count="no-limit" fo:text-indent="0cm" style:auto-text-indent="false" style:page-number="auto" fo:background-color="transparent" style:writing-mode="lr-tb"/>
      <style:text-properties fo:hyphenate="false" fo:hyphenation-remain-char-count="2" fo:hyphenation-push-char-count="2"/>
    </style:style>
    <style:style style:name="P12" style:family="paragraph" style:parent-style-name="Text_20_body">
      <style:text-properties officeooo:paragraph-rsid="000efcdb"/>
    </style:style>
    <style:style style:name="P13" style:family="paragraph" style:parent-style-name="Text_20_body">
      <style:text-properties officeooo:rsid="00112f1a" officeooo:paragraph-rsid="001242ea"/>
    </style:style>
    <style:style style:name="P14" style:family="paragraph" style:parent-style-name="Text_20_body">
      <style:text-properties officeooo:rsid="00112f1a" officeooo:paragraph-rsid="001a1f6b"/>
    </style:style>
    <style:style style:name="P15" style:family="paragraph" style:parent-style-name="Text_20_body">
      <style:text-properties officeooo:rsid="001a1f6b" officeooo:paragraph-rsid="001a1f6b"/>
    </style:style>
    <style:style style:name="P16" style:family="paragraph" style:parent-style-name="Text_20_body">
      <style:text-properties officeooo:rsid="001aae54" officeooo:paragraph-rsid="001aae54"/>
    </style:style>
    <style:style style:name="P17" style:family="paragraph" style:parent-style-name="Text_20_body">
      <style:paragraph-properties fo:break-before="page"/>
    </style:style>
    <style:style style:name="P18" style:family="paragraph" style:parent-style-name="Standard" style:master-page-name="Standard">
      <style:paragraph-properties fo:margin-top="0cm" fo:margin-bottom="0cm" loext:contextual-spacing="false" fo:line-height="100%" style:page-number="auto"/>
      <style:text-properties fo:text-transform="uppercase" style:font-name="Times New Roman" fo:font-size="8pt" style:font-size-asian="8pt" style:font-size-complex="12pt"/>
    </style:style>
    <style:style style:name="P19" style:family="paragraph" style:parent-style-name="Standard">
      <style:paragraph-properties fo:margin-top="0cm" fo:margin-bottom="0cm" loext:contextual-spacing="false" fo:line-height="100%" fo:text-align="center" style:justify-single-word="false"/>
      <style:text-properties fo:text-transform="uppercase" fo:color="#7030a0" style:font-name="Verdana" fo:font-size="12pt" fo:font-weight="bold" officeooo:rsid="00066096" officeooo:paragraph-rsid="00066096" style:font-size-asian="12pt" style:font-weight-asian="bold" style:font-size-complex="12pt"/>
    </style:style>
    <style:style style:name="P20" style:family="paragraph" style:parent-style-name="Standard">
      <style:paragraph-properties fo:margin-top="0cm" fo:margin-bottom="0cm" loext:contextual-spacing="false" fo:line-height="100%" fo:text-align="center" style:justify-single-word="false"/>
      <style:text-properties fo:text-transform="uppercase" fo:color="#7030a0" style:font-name="Verdana" fo:font-weight="bold" style:font-weight-asian="bold"/>
    </style:style>
    <style:style style:name="P21" style:family="paragraph" style:parent-style-name="Standard">
      <style:paragraph-properties fo:margin-top="0cm" fo:margin-bottom="0cm" loext:contextual-spacing="false" fo:line-height="100%"/>
      <style:text-properties style:font-name="Times New Roman" fo:font-size="12pt" style:font-size-asian="12pt" style:font-size-complex="12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2pt" style:font-size-asian="12pt" style:font-size-complex="12pt"/>
    </style:style>
    <style:style style:name="P23" style:family="paragraph" style:parent-style-name="Standard">
      <style:paragraph-properties fo:margin-top="0cm" fo:margin-bottom="0cm" loext:contextual-spacing="false" fo:line-height="100%"/>
      <style:text-properties style:font-name="Times New Roman" fo:font-size="12pt" officeooo:paragraph-rsid="0007c843" style:font-size-asian="12pt" style:font-size-complex="12pt"/>
    </style:style>
    <style:style style:name="P24"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size-complex="12pt"/>
    </style:style>
    <style:style style:name="P25" style:family="paragraph" style:parent-style-name="Standard">
      <style:paragraph-properties fo:margin-top="0cm" fo:margin-bottom="0cm" loext:contextual-spacing="false" fo:line-height="100%" fo:text-align="end" style:justify-single-word="false"/>
      <style:text-properties fo:color="#7030a0" style:font-name="Verdana" fo:font-size="10pt" fo:font-weight="bold" officeooo:rsid="0007c843" officeooo:paragraph-rsid="0007c843" style:font-size-asian="10pt" style:font-weight-asian="bold" style:font-size-complex="10pt"/>
    </style:style>
    <style:style style:name="P26" style:family="paragraph" style:parent-style-name="Standard">
      <style:paragraph-properties fo:margin-top="0cm" fo:margin-bottom="0cm" loext:contextual-spacing="false" fo:line-height="100%"/>
      <style:text-properties fo:color="#7030a0" style:font-name="Verdana" fo:font-size="10pt" fo:font-weight="bold" officeooo:paragraph-rsid="0007c843" style:font-size-asian="10pt" style:font-weight-asian="bold" style:font-size-complex="10pt"/>
    </style:style>
    <style:style style:name="P27" style:family="paragraph" style:parent-style-name="Standard">
      <style:paragraph-properties fo:margin-top="0cm" fo:margin-bottom="0cm" loext:contextual-spacing="false" fo:line-height="100%" fo:text-align="end" style:justify-single-word="false"/>
      <style:text-properties fo:color="#7030a0" style:font-name="Verdana" fo:font-size="10pt" officeooo:rsid="0007c843" style:font-size-asian="10pt" style:font-size-complex="10pt"/>
    </style:style>
    <style:style style:name="P28" style:family="paragraph" style:parent-style-name="Standard">
      <style:paragraph-properties fo:margin-top="0cm" fo:margin-bottom="0cm" loext:contextual-spacing="false" fo:line-height="100%"/>
      <style:text-properties fo:color="#7030a0" style:font-name="Brandon" fo:font-size="10pt" fo:font-weight="bold" officeooo:rsid="0007c843" officeooo:paragraph-rsid="0007c843" style:font-size-asian="10pt" style:font-weight-asian="bold" style:font-size-complex="10pt"/>
    </style:style>
    <style:style style:name="P29" style:family="paragraph" style:parent-style-name="Standard">
      <style:paragraph-properties fo:margin-top="0cm" fo:margin-bottom="0cm" loext:contextual-spacing="false" fo:line-height="100%"/>
      <style:text-properties style:font-name="Arial" fo:font-size="9pt" style:font-size-asian="9pt" style:font-name-complex="Arial1" style:font-size-complex="9pt"/>
    </style:style>
    <style:style style:name="P30" style:family="paragraph" style:parent-style-name="Standard">
      <loext:graphic-properties draw:fill="solid" draw:fill-color="#ffffff"/>
      <style:paragraph-properties fo:margin-top="0cm" fo:margin-bottom="0cm" loext:contextual-spacing="false" fo:line-height="100%" fo:hyphenation-ladder-count="no-limit" fo:background-color="#ffffff"/>
      <style:text-properties fo:color="#0070c0" style:font-name="Times New Roman" fo:font-size="12pt" fo:language="es" fo:country="ES" style:font-name-asian="Times New Roman1" style:font-size-asian="12pt" style:language-asian="es" style:country-asian="AR" style:font-size-complex="12pt" fo:hyphenate="true" fo:hyphenation-remain-char-count="2" fo:hyphenation-push-char-count="2"/>
    </style:style>
    <style:style style:name="P31" style:family="paragraph" style:parent-style-name="Párrafo_20_de_20_lista1">
      <style:paragraph-properties fo:margin-left="0cm" fo:margin-right="0cm" fo:margin-top="0cm" fo:margin-bottom="0cm" loext:contextual-spacing="true" fo:line-height="100%" fo:text-indent="0cm" style:auto-text-indent="false"/>
      <style:text-properties style:font-name="Times New Roman" fo:font-size="12pt" fo:font-weight="bold" style:font-size-asian="12pt" style:font-weight-asian="bold" style:font-size-complex="12pt"/>
    </style:style>
    <style:style style:name="P32" style:family="paragraph" style:parent-style-name="Text_20_body">
      <style:text-properties officeooo:rsid="001a1f6b" officeooo:paragraph-rsid="001a1f6b"/>
    </style:style>
    <style:style style:name="P33" style:family="paragraph" style:parent-style-name="Text_20_body">
      <style:text-properties fo:color="#7030a0" style:font-name="Verdana" fo:font-size="10pt" fo:font-weight="bold" style:font-size-asian="10pt" style:font-weight-asian="bold" style:font-size-complex="10pt"/>
    </style:style>
    <style:style style:name="P34" style:family="paragraph" style:parent-style-name="Text_20_body">
      <style:text-properties officeooo:rsid="001c4dfe" officeooo:paragraph-rsid="002416c4"/>
    </style:style>
    <style:style style:name="P35" style:family="paragraph" style:parent-style-name="Text_20_body">
      <style:text-properties officeooo:rsid="001c4dfe" officeooo:paragraph-rsid="00260065"/>
    </style:style>
    <style:style style:name="P36" style:family="paragraph" style:parent-style-name="Text_20_body">
      <style:text-properties officeooo:paragraph-rsid="00260065"/>
    </style:style>
    <style:style style:name="P37" style:family="paragraph" style:parent-style-name="Text_20_body">
      <style:text-properties officeooo:rsid="00260065" officeooo:paragraph-rsid="00260065"/>
    </style:style>
    <style:style style:name="P38" style:family="paragraph" style:parent-style-name="Text_20_body">
      <style:text-properties officeooo:rsid="0028c378" officeooo:paragraph-rsid="004732fe"/>
    </style:style>
    <style:style style:name="P39" style:family="paragraph" style:parent-style-name="Text_20_body">
      <style:text-properties officeooo:rsid="0028c378" officeooo:paragraph-rsid="004b27d6"/>
    </style:style>
    <style:style style:name="P40" style:family="paragraph" style:parent-style-name="Text_20_body">
      <style:text-properties officeooo:rsid="003014c4" officeooo:paragraph-rsid="003014c4"/>
    </style:style>
    <style:style style:name="P41" style:family="paragraph" style:parent-style-name="Text_20_body">
      <style:text-properties officeooo:rsid="003ed2e8" officeooo:paragraph-rsid="003ed2e8"/>
    </style:style>
    <style:style style:name="P42" style:family="paragraph" style:parent-style-name="Text_20_body">
      <style:text-properties officeooo:rsid="003ed2e8" officeooo:paragraph-rsid="005accb7"/>
    </style:style>
    <style:style style:name="P43" style:family="paragraph" style:parent-style-name="Text_20_body">
      <style:text-properties officeooo:rsid="003fdeed" officeooo:paragraph-rsid="003fdeed"/>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font-size-asian="12pt" style:font-size-complex="12pt" style:font-style-complex="italic" style:font-weight-complex="bold"/>
    </style:style>
    <style:style style:name="T3" style:family="text">
      <style:text-properties style:font-name="Times New Roman" fo:font-size="12pt" officeooo:rsid="0007c843" style:font-size-asian="12pt" style:font-size-complex="12pt"/>
    </style:style>
    <style:style style:name="T4" style:family="text">
      <style:text-properties style:font-name="Times New Roman" fo:font-size="12pt" fo:font-style="italic" officeooo:rsid="0007c843" style:font-size-asian="12pt" style:font-style-asian="italic" style:font-size-complex="12pt"/>
    </style:style>
    <style:style style:name="T5" style:family="text">
      <style:text-properties style:font-name="Times New Roman" fo:font-size="12pt" fo:font-weight="bold" style:font-size-asian="12pt" style:font-weight-asian="bold" style:font-size-complex="12pt"/>
    </style:style>
    <style:style style:name="T6" style:family="text">
      <style:text-properties style:font-name="Times New Roman" fo:font-size="12pt" fo:language="es" fo:country="MX" style:font-size-asian="12pt" style:font-size-complex="12pt" style:font-weight-complex="bold"/>
    </style:style>
    <style:style style:name="T7" style:family="text">
      <style:text-properties style:font-name="Times New Roman" fo:font-size="12pt" fo:language="es" fo:country="MX" fo:font-style="italic" style:font-size-asian="12pt" style:font-style-asian="italic" style:font-size-complex="12pt" style:font-weight-complex="bold"/>
    </style:style>
    <style:style style:name="T8" style:family="text">
      <style:text-properties fo:color="#7030a0" style:font-name="Brandon" fo:font-size="10pt" fo:font-style="normal" fo:font-weight="bold" fo:background-color="transparent" loext:char-shading-value="0" style:font-size-asian="10pt" style:font-style-asian="normal" style:font-weight-asian="bold" style:font-size-complex="10pt" style:font-style-complex="normal"/>
    </style:style>
    <style:style style:name="T9" style:family="text">
      <style:text-properties fo:color="#7030a0" style:font-name="Brandon" fo:font-size="10pt" fo:font-style="normal" fo:font-weight="bold" officeooo:rsid="0007c843" fo:background-color="transparent" loext:char-shading-value="0" style:font-size-asian="10pt" style:font-style-asian="normal" style:font-weight-asian="bold" style:font-size-complex="10pt" style:font-style-complex="normal"/>
    </style:style>
    <style:style style:name="T10" style:family="text">
      <style:text-properties style:font-name="Georgia" fo:font-size="10pt" style:font-size-asian="10pt" style:font-size-complex="12pt"/>
    </style:style>
    <style:style style:name="T11" style:family="text">
      <style:text-properties style:font-name="Georgia" fo:font-size="10pt" officeooo:rsid="0007c843" style:font-size-asian="10pt" style:font-size-complex="12pt"/>
    </style:style>
    <style:style style:name="T12" style:family="text">
      <style:text-properties style:font-name="Georgia" fo:font-size="10pt" fo:font-style="italic" style:font-size-asian="10pt" style:font-style-asian="italic" style:font-size-complex="12pt"/>
    </style:style>
    <style:style style:name="T13" style:family="text">
      <style:text-properties style:font-name="Georgia" fo:font-size="10pt" fo:font-weight="bold" style:font-size-asian="10pt" style:font-weight-asian="bold" style:font-size-complex="12pt"/>
    </style:style>
    <style:style style:name="T14" style:family="text">
      <style:text-properties style:use-window-font-color="true" style:font-name="Times" fo:font-size="12pt" style:text-underline-style="none" style:font-size-asian="12pt" style:font-size-complex="12pt"/>
    </style:style>
    <style:style style:name="T15" style:family="text">
      <style:text-properties officeooo:rsid="000c2acd"/>
    </style:style>
    <style:style style:name="T16" style:family="text">
      <style:text-properties officeooo:rsid="000d696a"/>
    </style:style>
    <style:style style:name="T17" style:family="text">
      <style:text-properties officeooo:rsid="000daf8c"/>
    </style:style>
    <style:style style:name="T18" style:family="text">
      <style:text-properties fo:font-weight="bold" officeooo:rsid="000daf8c" style:font-weight-asian="bold" style:font-weight-complex="bold"/>
    </style:style>
    <style:style style:name="T19" style:family="text">
      <style:text-properties fo:font-weight="bold" officeooo:rsid="001242ea"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002cb209" style:font-style-asian="italic" style:font-style-complex="italic"/>
    </style:style>
    <style:style style:name="T22" style:family="text">
      <style:text-properties fo:font-style="italic" officeooo:rsid="00540b31" style:font-style-asian="italic" style:font-style-complex="italic"/>
    </style:style>
    <style:style style:name="T23" style:family="text">
      <style:text-properties fo:font-style="italic" officeooo:rsid="00260065" style:font-style-asian="italic" style:font-style-complex="italic"/>
    </style:style>
    <style:style style:name="T24" style:family="text">
      <style:text-properties fo:font-style="italic" officeooo:rsid="001fc595" fo:background-color="transparent" loext:char-shading-value="0" style:font-style-asian="italic" style:font-style-complex="italic"/>
    </style:style>
    <style:style style:name="T25" style:family="text">
      <style:text-properties fo:font-style="italic" officeooo:rsid="002416c4" fo:background-color="transparent" loext:char-shading-value="0" style:font-style-asian="italic" style:font-style-complex="italic"/>
    </style:style>
    <style:style style:name="T26" style:family="text">
      <style:text-properties fo:font-style="italic" officeooo:rsid="002530eb" fo:background-color="transparent" loext:char-shading-value="0"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1242ea" style:font-style-asian="normal" style:font-style-complex="normal"/>
    </style:style>
    <style:style style:name="T29" style:family="text">
      <style:text-properties fo:font-style="normal" officeooo:rsid="0012c11a" style:font-style-asian="normal" style:font-style-complex="normal"/>
    </style:style>
    <style:style style:name="T30" style:family="text">
      <style:text-properties fo:font-style="normal" officeooo:rsid="0013eb95" style:font-style-asian="normal" style:font-style-complex="normal"/>
    </style:style>
    <style:style style:name="T31" style:family="text">
      <style:text-properties fo:font-style="normal" officeooo:rsid="00187bb2" style:font-style-asian="normal" style:font-style-complex="normal"/>
    </style:style>
    <style:style style:name="T32" style:family="text">
      <style:text-properties fo:font-style="normal" officeooo:rsid="001a1f6b" style:font-style-asian="normal" style:font-style-complex="normal"/>
    </style:style>
    <style:style style:name="T33" style:family="text">
      <style:text-properties fo:font-style="normal" officeooo:rsid="001aae54" style:font-style-asian="normal" style:font-style-complex="normal"/>
    </style:style>
    <style:style style:name="T34" style:family="text">
      <style:text-properties fo:font-style="normal" officeooo:rsid="001af363" style:font-style-asian="normal" style:font-style-complex="normal"/>
    </style:style>
    <style:style style:name="T35" style:family="text">
      <style:text-properties fo:font-style="normal" officeooo:rsid="001c4dfe" style:font-style-asian="normal" style:font-style-complex="normal"/>
    </style:style>
    <style:style style:name="T36" style:family="text">
      <style:text-properties fo:font-style="normal" officeooo:rsid="001d943a" style:font-style-asian="normal" style:font-style-complex="normal"/>
    </style:style>
    <style:style style:name="T37" style:family="text">
      <style:text-properties fo:font-style="normal" officeooo:rsid="001f8761" style:font-style-asian="normal" style:font-style-complex="normal"/>
    </style:style>
    <style:style style:name="T38" style:family="text">
      <style:text-properties fo:font-style="normal" officeooo:rsid="002aa1ef" style:font-style-asian="normal" style:font-style-complex="normal"/>
    </style:style>
    <style:style style:name="T39" style:family="text">
      <style:text-properties fo:font-style="normal" officeooo:rsid="002b9a07" style:font-style-asian="normal" style:font-style-complex="normal"/>
    </style:style>
    <style:style style:name="T40" style:family="text">
      <style:text-properties fo:font-style="normal" officeooo:rsid="002cb209" style:font-style-asian="normal" style:font-style-complex="normal"/>
    </style:style>
    <style:style style:name="T41" style:family="text">
      <style:text-properties fo:font-style="normal" officeooo:rsid="002e7df0" style:font-style-asian="normal" style:font-style-complex="normal"/>
    </style:style>
    <style:style style:name="T42" style:family="text">
      <style:text-properties fo:font-style="normal" officeooo:rsid="002ebcd5" style:font-style-asian="normal" style:font-style-complex="normal"/>
    </style:style>
    <style:style style:name="T43" style:family="text">
      <style:text-properties fo:font-style="normal" officeooo:rsid="0031e77f" style:font-style-asian="normal" style:font-style-complex="normal"/>
    </style:style>
    <style:style style:name="T44" style:family="text">
      <style:text-properties fo:font-style="normal" officeooo:rsid="00345e45" style:font-style-asian="normal" style:font-style-complex="normal"/>
    </style:style>
    <style:style style:name="T45" style:family="text">
      <style:text-properties fo:font-style="normal" officeooo:rsid="00358f3a" style:font-style-asian="normal" style:font-style-complex="normal"/>
    </style:style>
    <style:style style:name="T46" style:family="text">
      <style:text-properties fo:font-style="normal" officeooo:rsid="00369887" style:font-style-asian="normal" style:font-style-complex="normal"/>
    </style:style>
    <style:style style:name="T47" style:family="text">
      <style:text-properties fo:font-style="normal" officeooo:rsid="003f5663" style:font-style-asian="normal" style:font-style-complex="normal"/>
    </style:style>
    <style:style style:name="T48" style:family="text">
      <style:text-properties fo:font-style="normal" officeooo:rsid="00418eb3" style:font-style-asian="normal" style:font-style-complex="normal"/>
    </style:style>
    <style:style style:name="T49" style:family="text">
      <style:text-properties fo:font-style="normal" officeooo:rsid="00447b02" style:font-style-asian="normal" style:font-style-complex="normal"/>
    </style:style>
    <style:style style:name="T50" style:family="text">
      <style:text-properties fo:font-style="normal" officeooo:rsid="0045aa63" style:font-style-asian="normal" style:font-style-complex="normal"/>
    </style:style>
    <style:style style:name="T51" style:family="text">
      <style:text-properties fo:font-style="normal" officeooo:rsid="004732fe" style:font-style-asian="normal" style:font-style-complex="normal"/>
    </style:style>
    <style:style style:name="T52" style:family="text">
      <style:text-properties fo:font-style="normal" officeooo:rsid="00483be0" style:font-style-asian="normal" style:font-style-complex="normal"/>
    </style:style>
    <style:style style:name="T53" style:family="text">
      <style:text-properties fo:font-style="normal" officeooo:rsid="00493327" style:font-style-asian="normal" style:font-style-complex="normal"/>
    </style:style>
    <style:style style:name="T54" style:family="text">
      <style:text-properties fo:font-style="normal" officeooo:rsid="005032ac" style:font-style-asian="normal" style:font-style-complex="normal"/>
    </style:style>
    <style:style style:name="T55" style:family="text">
      <style:text-properties fo:font-style="normal" officeooo:rsid="0051b3b3" style:font-style-asian="normal" style:font-style-complex="normal"/>
    </style:style>
    <style:style style:name="T56" style:family="text">
      <style:text-properties fo:font-style="normal" officeooo:rsid="0053781f" style:font-style-asian="normal" style:font-style-complex="normal"/>
    </style:style>
    <style:style style:name="T57" style:family="text">
      <style:text-properties fo:font-style="normal" officeooo:rsid="00540b31" style:font-style-asian="normal" style:font-style-complex="normal"/>
    </style:style>
    <style:style style:name="T58" style:family="text">
      <style:text-properties fo:font-style="normal" officeooo:rsid="0057443e" style:font-style-asian="normal" style:font-style-complex="normal"/>
    </style:style>
    <style:style style:name="T59" style:family="text">
      <style:text-properties fo:font-style="normal" officeooo:rsid="00586077" style:font-style-asian="normal" style:font-style-complex="normal"/>
    </style:style>
    <style:style style:name="T60" style:family="text">
      <style:text-properties fo:font-style="normal" officeooo:rsid="005accb7" style:font-style-asian="normal" style:font-style-complex="normal"/>
    </style:style>
    <style:style style:name="T61" style:family="text">
      <style:text-properties fo:font-style="normal" officeooo:rsid="005c0aed" style:font-style-asian="normal" style:font-style-complex="normal"/>
    </style:style>
    <style:style style:name="T62" style:family="text">
      <style:text-properties fo:font-style="normal" officeooo:rsid="005e8c7e" style:font-style-asian="normal" style:font-style-complex="normal"/>
    </style:style>
    <style:style style:name="T63" style:family="text">
      <style:text-properties fo:font-style="normal" officeooo:rsid="005f6b25" style:font-style-asian="normal" style:font-style-complex="normal"/>
    </style:style>
    <style:style style:name="T64" style:family="text">
      <style:text-properties fo:font-style="normal" officeooo:rsid="00260065" style:font-style-asian="normal" style:font-style-complex="normal"/>
    </style:style>
    <style:style style:name="T65" style:family="text">
      <style:text-properties fo:font-style="normal" officeooo:rsid="0060cb9e" style:font-style-asian="normal" style:font-style-complex="normal"/>
    </style:style>
    <style:style style:name="T66" style:family="text">
      <style:text-properties fo:font-style="normal" officeooo:rsid="0060fe73" style:font-style-asian="normal" style:font-style-complex="normal"/>
    </style:style>
    <style:style style:name="T67" style:family="text">
      <style:text-properties fo:font-style="normal" officeooo:rsid="00620ba1" style:font-style-asian="normal" style:font-style-complex="normal"/>
    </style:style>
    <style:style style:name="T68" style:family="text">
      <style:text-properties fo:font-style="normal" officeooo:rsid="0062d940" style:font-style-asian="normal" style:font-style-complex="normal"/>
    </style:style>
    <style:style style:name="T69" style:family="text">
      <style:text-properties fo:font-style="normal" fo:font-weight="bold" officeooo:rsid="0012c11a" fo:background-color="#ff6600" loext:char-shading-value="0" style:font-style-asian="normal" style:font-weight-asian="bold" style:font-style-complex="normal" style:font-weight-complex="bold"/>
    </style:style>
    <style:style style:name="T70" style:family="text">
      <style:text-properties fo:font-style="normal" fo:font-weight="bold" officeooo:rsid="00222669" style:font-style-asian="normal" style:font-weight-asian="bold" style:font-style-complex="normal" style:font-weight-complex="bold"/>
    </style:style>
    <style:style style:name="T71" style:family="text">
      <style:text-properties fo:font-style="normal" fo:font-weight="bold" officeooo:rsid="001af363" style:font-style-asian="normal" style:font-weight-asian="bold" style:font-style-complex="normal" style:font-weight-complex="bold"/>
    </style:style>
    <style:style style:name="T72" style:family="text">
      <style:text-properties fo:font-style="normal" fo:font-weight="bold" officeooo:rsid="00260065" fo:background-color="transparent" loext:char-shading-value="0" style:font-style-asian="normal" style:font-weight-asian="bold" style:font-style-complex="normal" style:font-weight-complex="bold"/>
    </style:style>
    <style:style style:name="T73" style:family="text">
      <style:text-properties fo:font-style="normal" officeooo:rsid="001f8761" fo:background-color="#ffff99" loext:char-shading-value="0" style:font-style-asian="normal" style:font-style-complex="normal"/>
    </style:style>
    <style:style style:name="T74" style:family="text">
      <style:text-properties fo:font-style="normal" officeooo:rsid="001f8761" fo:background-color="transparent" loext:char-shading-value="0" style:font-style-asian="normal" style:font-style-complex="normal"/>
    </style:style>
    <style:style style:name="T75" style:family="text">
      <style:text-properties fo:font-style="normal" officeooo:rsid="001fc595" fo:background-color="transparent" loext:char-shading-value="0" style:font-style-asian="normal" style:font-style-complex="normal"/>
    </style:style>
    <style:style style:name="T76" style:family="text">
      <style:text-properties fo:font-style="normal" officeooo:rsid="0023de5c" fo:background-color="transparent" loext:char-shading-value="0" style:font-style-asian="normal" style:font-style-complex="normal"/>
    </style:style>
    <style:style style:name="T77" style:family="text">
      <style:text-properties fo:font-style="normal" officeooo:rsid="002416c4" fo:background-color="transparent" loext:char-shading-value="0" style:font-style-asian="normal" style:font-style-complex="normal"/>
    </style:style>
    <style:style style:name="T78" style:family="text">
      <style:text-properties fo:font-style="normal" officeooo:rsid="002530eb" fo:background-color="transparent" loext:char-shading-value="0" style:font-style-asian="normal" style:font-style-complex="normal"/>
    </style:style>
    <style:style style:name="T79" style:family="text">
      <style:text-properties fo:font-style="normal" officeooo:rsid="00260065" fo:background-color="transparent" loext:char-shading-value="0" style:font-style-asian="normal" style:font-style-complex="normal"/>
    </style:style>
    <style:style style:name="T80" style:family="text">
      <style:text-properties fo:font-style="normal" fo:font-weight="normal" fo:background-color="#ffff00" loext:char-shading-value="0" style:font-style-asian="normal" style:font-weight-asian="normal" style:font-style-complex="normal" style:font-weight-complex="normal"/>
    </style:style>
    <style:style style:name="T81" style:family="text">
      <style:text-properties fo:font-style="normal" fo:font-weight="normal" officeooo:rsid="00586077" fo:background-color="#ffff00" loext:char-shading-value="0" style:font-style-asian="normal" style:font-weight-asian="normal" style:font-style-complex="normal" style:font-weight-complex="normal"/>
    </style:style>
    <style:style style:name="T82" style:family="text">
      <style:text-properties officeooo:rsid="002600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
      <text:p text:style-name="P19">Gliese 411 b</text:p>
      <text:p text:style-name="P20">SUBTÍTULO</text:p>
      <text:p text:style-name="P22">(Ambos son prerrogativa de Ciencia Hoy)</text:p>
      <text:p text:style-name="P1"/>
      <text:p text:style-name="P1"/>
      <text:p text:style-name="P1"/>
      <text:p text:style-name="P2"/>
      <text:p text:style-name="P2"/>
      <text:p text:style-name="P25">Rodrigo Díaz</text:p>
      <text:p text:style-name="P27">Instituto de Astronomía y Física del Espacio (Universidad de Buenos Aires - CONICET)</text:p>
      <text:p text:style-name="P3"/>
      <text:p text:style-name="P28">Introducción</text:p>
      <text:p text:style-name="P23"/>
      <text:p text:style-name="P12">Siempre nos llamaron la atención. Desde la Antigüedad, los planetas tuvieron un rol especial <text:span text:style-name="T15">y despertaron la curiosidad de la Humanidad</text:span>. Esas luces en el cielo, aparte de estar entre las más brillantes, se diferencian de todas las demás por una razón que se intu<text:span text:style-name="T16">ye</text:span> mucho más profunda y trascendente. A lo largo de los meses y de los años, la posición de los planetas en el cielo cambia con respecto a las llamadas “estrellas fijas” (es irónico: si estuvieran realmente fijas, no podríamos haber descubierto a Gliese 411 b). De hecho, el término “planeta” viene del griego <text:span text:style-name="T19">BLABLA</text:span>, que significa “errante”. <text:span text:style-name="T17">Explicar esta relativamente sencilla observación fue el objetivo de astrónomos y científicos de todos los tiempos, a partir de los primeros modelos de Ptolomeo y de Hipatia de Alejandría, este problema iluminó el camino hacia la Revolución Científica, que culminó con la formulación de la ley de Gravedad Universal por parte de Isaac Newton, y de la que participaron, entre muchos otros, Copérnico, Galileo, y Kepler. Todos ellos (</text:span><text:span text:style-name="T18">y ellas!</text:span><text:span text:style-name="T17">) intentaban explicar precisamente el movimiento de los planetas.</text:span></text:p>
      <text:p text:style-name="P15">≡ Versión 1</text:p>
      <text:p text:style-name="P13">No es sorprendente, entonces, que el estudio de los planetas en órbita alrededor de estrellas que no son el Sol (llamados <text:span text:style-name="T20">planetas extrasolares</text:span><text:span text:style-name="T27"> o </text:span><text:span text:style-name="T20">exoplanetas</text:span><text:span text:style-name="T27">) </text:span><text:span text:style-name="T32">despierte</text:span><text:span text:style-name="T27"> tanto interés </text:span><text:span text:style-name="T28">y </text:span><text:span text:style-name="T32">haya generado la enorme cantidad de instrumentos y proyectos destinados a su estudio. Los exoplanetas son el</text:span><text:span text:style-name="T28"> objeto de varias misiones espaciales, pasadas, presentes y futuras, </text:span><text:span text:style-name="T30">tanto de la agencia espacial estadounidense (NASA) como de la agencia espacial europea (ESA)</text:span><text:span text:style-name="T28">. </text:span><text:span text:style-name="T29">La </text:span><text:span text:style-name="T27">gran cantidad de cambios y modificaciones en </text:span><text:span text:style-name="T31">la</text:span><text:span text:style-name="T27"> comprensión de la formación </text:span><text:span text:style-name="T29">y evolución de los planetas que se produjeron a partir de la detección de los primeros exoplanetas en la década de los noventa constituyen una </text:span><text:span text:style-name="T69">pequeña</text:span><text:span text:style-name="T29"> revolución en la astronomía y la astrofísica. </text:span><text:span text:style-name="T31">A</text:span><text:span text:style-name="T29">un no hemos visto </text:span><text:span text:style-name="T31">la culminación de esta revolución</text:span><text:span text:style-name="T29">, y </text:span><text:span text:style-name="T31">su fin </text:span><text:span text:style-name="T29">no parece estar cerca. </text:span><text:span text:style-name="T31">De hecho, el estudio de los planetas extrasolares podría llegar a proveer la primera evidencia de la existencia de vida fuera de la Tierra en la próxima década. ¡Hablame de revoluciones!</text:span></text:p>
      <text:p text:style-name="P15"><text:span text:style-name="T31">≡</text:span><text:span text:style-name="T27"> Versión 2</text:span></text:p>
      <text:p text:style-name="P14"><text:span text:style-name="T32">E</text:span><text:span text:style-name="T27">l estudio de los planetas en órbita alrededor de estrellas que no son el Sol (llamados </text:span><text:span text:style-name="T20">planetas extrasolares</text:span><text:span text:style-name="T27"> o </text:span><text:span text:style-name="T20">exoplanetas</text:span><text:span text:style-name="T27">) </text:span><text:span text:style-name="T32">guarda similitudes con la exploración de los planetas del Sistema Solar. </text:span><text:span text:style-name="T29">La </text:span><text:span text:style-name="T27">gran cantidad de cambios y modificaciones en </text:span><text:span text:style-name="T31">la</text:span><text:span text:style-name="T27"> comprensión de la formación </text:span><text:span text:style-name="T29">y evolución de los planetas que se produjeron a partir de la detección de los primeros exoplanetas en la década de los noventa constituyen una revolución en la astronomía y la astrofísica. </text:span><text:span text:style-name="T31">A</text:span><text:span text:style-name="T29">un no hemos visto </text:span><text:span text:style-name="T31">la culminación de esta revolución</text:span><text:span text:style-name="T29">, y </text:span><text:span text:style-name="T31">su fin </text:span><text:span text:style-name="T29">no parece estar cerca. </text:span><text:span text:style-name="T31">De hecho, el estudio de los planetas extrasolares podría llegar a proveer la primera evidencia de la existencia de vida fuera de la Tierra en la próxima década. ¡Hablame de revoluciones!</text:span></text:p>
      <text:p text:style-name="P14"><text:soft-page-break/><text:span text:style-name="T31">No es sorprendente, entonces, que el estudio de </text:span><text:span text:style-name="T33">planetas extrasolares</text:span><text:span text:style-name="T31"> </text:span><text:span text:style-name="T32">despierte</text:span><text:span text:style-name="T31"> tanto interés </text:span><text:span text:style-name="T28">y </text:span><text:span text:style-name="T33">sea en la actualidad uno de los campos más activos de la astronomía. Un</text:span><text:span text:style-name="T32">a enorme cantidad de instrumentos y proyectos </text:span><text:span text:style-name="T33">están </text:span><text:span text:style-name="T32">destinados a su estudio, </text:span><text:span text:style-name="T33">y la cantidad de investigadores, muchos de ellos y ellas jóvenes, que se dedican al estudio de estos cuerpos aumenta año a año</text:span><text:span text:style-name="T32">. </text:span><text:span text:style-name="T33">Además, l</text:span><text:span text:style-name="T32">os exoplanetas son el</text:span><text:span text:style-name="T28"> objeto de varias misiones espaciales, pasadas, presentes y futuras, </text:span><text:span text:style-name="T30">tanto de la agencia espacial estadounidense (NASA) como de la agencia espacial europea (ESA)</text:span><text:span text:style-name="T28">.</text:span></text:p>
      <text:p text:style-name="P15"><text:span text:style-name="T28">≡</text:span><text:span text:style-name="T27">Fin versión 2</text:span></text:p>
      <text:p text:style-name="P16"><text:span text:style-name="T28">P</text:span><text:span text:style-name="T27">ero vamos por partes. Los primeros descubrimientos de planetas extrasolares en órbita de estrellas parecidas al Sol </text:span><text:span text:style-name="T34">datan de la década de los noventas del último siglo. En 1995, los astrónomos de la Universidad de Ginebra, Michel Mayor y Didier Queloz, anunciaron al mundo el descubrimiento de un objeto, con una masa (mínima) de </text:span><text:span text:style-name="T71">XXX</text:span><text:span text:style-name="T34"> veces la masa del planeta Júpiter, en una órbita de poco más de </text:span><text:span text:style-name="T71">XX</text:span><text:span text:style-name="T34"> días de período entorno de su estrella, 51 Pegasi. Esto significaba que la distancia orbital </text:span><text:span text:style-name="T35">es de alrededor de un </text:span><text:span text:style-name="T70">XXX</text:span><text:span text:style-name="T35"> de la distancia que separa a Mercurio del Sol. Esto solo significó una enorme sorpresa y conllevó un gran desarrollo de los modelos de formación y evolución de los sistemas planetarios. La importancia de estos primeros descubrimientos y sus efectos en los modelos de formación y la comprensión de los sistemas planetarios, fueron descriptos con maestría por Cristian Beaugé y Walkiria Schulz en esta misma publicación en el año 2008.</text:span></text:p>
      <text:p text:style-name="P34"><text:span text:style-name="T27">A lo largo de más de veinte años </text:span><text:span text:style-name="T37">desde 1995</text:span><text:span text:style-name="T27">, </text:span><text:span text:style-name="T36">la acumulación acelerada de nuevas detecciones y sistemas no disminuyó la cantidad de sorpresas y descubrimientos inesperados. </text:span><text:span text:style-name="T73">Aparecieron planetas de períodos cortos en órbitas excéntricas, o con órbitas inclinadas con respecto al eje de rotación de la estrella, o incluso planetas en órbitas retrógradas (es decir, que la estrella rota sobre su eje en un sentido y el planeta orbita en el sentido opuesto).</text:span><text:span text:style-name="T74"> </text:span></text:p>
      <text:p text:style-name="P35"><text:span text:style-name="T75">El lanzamiento de la misión espacial </text:span><text:span text:style-name="T24">Kepler</text:span><text:span text:style-name="T75">, de la NASA, en 2009,</text:span><text:span text:style-name="T76"> </text:span><text:span text:style-name="T77">marca la culminación de esta era de descubrimiento. </text:span><text:span text:style-name="T25">Kepler </text:span><text:span text:style-name="T77">usó la técnica de los tránsitos para detectar planetas de tamaño similar al de la Tierra o incluso menores. Sus mediciones prácticamente ininterrumpidas durante alrededor de cuatro años del brillo de más de 150 000 estrellas en las constelaciones de la Lira y el Cisne, con una precisión sin precedentes, permitieron</text:span><text:span text:style-name="T76"> el descubrimiento de más de dos mil planetas en tránsito, y de otros tantos candidatos, que aún aguardan confirmación. </text:span><text:span text:style-name="T78">Gracias a este extenso catálogo, pudo determinarse con alta precisión la cantidad de planetas promedio por estrella. Esto ya había sido medido por los relevos de velocidad radial desde tierra, pero las mediciones de </text:span><text:span text:style-name="T26">Kepler </text:span><text:span text:style-name="T78">precisaron los resultados, y permitieron extenderlos al límite de planetas de pequeño tamaño.</text:span><text:span text:style-name="T79"> Ahora sabemos que la mayoría de las estrellas de tipo solar de la Galaxia tiene al menos un planeta extrasolar de masas inferiores a las de Neptuno. Sabemos también que los planetas rocosos más pequeños y similares a la Tierra son comunes. Los datos indican que en promedio existen 0.8 planetas por estrella, pero las incertezas no permiten descartar que la Galaxia posea más planetas rocosos que estrellas de tipo solar. Además, la órbita de muchos de ellos <text:s/>se encuentra dentro de la zona de habitabilidad (</text:span><text:span text:style-name="T72">ver recuadro?</text:span><text:span text:style-name="T79">).</text:span></text:p>
      <text:p text:style-name="P35"><text:span text:style-name="T79"/></text:p>
      <text:p text:style-name="P37"><text:span text:style-name="T9">U</text:span><text:span text:style-name="T8">na era de caracterización</text:span></text:p>
      <text:p text:style-name="P38">El extenso catálogo de planetas producido por <text:span text:style-name="T20">Kepler</text:span><text:span text:style-name="T27"> </text:span><text:span text:style-name="T39">culmina el trabajo de dos décadas, iniciado por los relevos de velocidad radial desde tierra y seguido por los relevos fotométricos. </text:span><text:span text:style-name="T48">Inicialmente, los relevos </text:span><text:soft-page-break/><text:span text:style-name="T48">fotométricos desde tierra detectaron candidatos a planetas gigantes (la precisión de las mediciones, limitada principalmente por las distorsiones atmosféricas, no permite la detección de objetos más pequeños)</text:span><text:span text:style-name="T49">. Para ellos la realización mediciones complementarias de velocidad radial es importante para, por un lado, </text:span><text:span text:style-name="T40">para confirmar la naturaleza planetaria del objeto transitante y</text:span><text:span text:style-name="T49">, por el otro,</text:span><text:span text:style-name="T40"> para medir su masa.</text:span><text:span text:style-name="T50"> Combinando la información </text:span><text:span text:style-name="T51">del tamaño del planeta obtenido a partir de la curva de tránsitos y l</text:span><text:span text:style-name="T52">a medición de la masa, podemos calcular</text:span><text:span text:style-name="T45"> la densidad media, que es el primer paso para estudiar la estructura </text:span><text:span text:style-name="T46">interna: cómo se distribuye la masa entre el núcleo y el manto, y que fracción de la masa está constituida por elementos volátiles, que se encuentran posiblemente en la atmósfera.</text:span></text:p>
      <text:p text:style-name="P39"><text:span text:style-name="T52">Pero</text:span><text:span text:style-name="T39"> </text:span><text:span text:style-name="T40">las estrellas observadas por </text:span><text:span text:style-name="T21">Kepler</text:span><text:span text:style-name="T40"> son</text:span><text:span text:style-name="T53">, en su mayoría,</text:span><text:span text:style-name="T40"> </text:span><text:span text:style-name="T43">demasiado</text:span><text:span text:style-name="T40"> débiles para </text:span><text:span text:style-name="T44">poder</text:span><text:span text:style-name="T40"> ser objeto de mediciones de velocidad radial de alta precisión. De esta manera, para una gran mayoría de los planetas detectados por </text:span><text:span text:style-name="T21">Kepler</text:span><text:span text:style-name="T40"> sólo tenemos información sobre su tamaño, pero ignoramos, o conocemos con muy mala precisión, sus masas.</text:span><text:span text:style-name="T45"> </text:span><text:span text:style-name="T41">Como consecuencia, no poseemos información sobre </text:span><text:span text:style-name="T42">su densidad media, y por lo tanto su estructura interna nos resulta desconocida.</text:span></text:p>
      <text:p text:style-name="P40"><text:span text:style-name="T42">P</text:span><text:span text:style-name="T27">ara subsanar esta falta</text:span><text:span text:style-name="T54">, y permitir el estudio detallado de planetas rocosos o de pequeño tamaño, la nueva misión espacial de la NASA, llamada TESS, que fue lanzada en abril de 2018, está orientada a la detección de tránsitos en torno de estrellas brillantes.</text:span><text:span text:style-name="T55"> En poco tiempo</text:span><text:span text:style-name="T56">, TESS permitió detectar una decena de planetas pequeños y medir su masa con buena precisión. </text:span><text:span text:style-name="T57">Donde </text:span><text:span text:style-name="T22">Kepler</text:span><text:span text:style-name="T57"> era una misión centrada en el descubrimiento de nuevos planetas, TESS tiene el foco en la caracterización de los mismos. De hecho, el campo de exoplanetas se transforma desde hace unos año; vira hacia actividades de ca</text:span><text:span text:style-name="T38">racterización</text:span><text:span text:style-name="T57">, que permitan conocer los planetas en el mayor detalle posible.</text:span></text:p>
      <text:p text:style-name="P42"><text:span text:style-name="T58">O</text:span><text:span text:style-name="T27">tra </text:span><text:span text:style-name="T47">faceta</text:span><text:span text:style-name="T27"> que queremos conocer de estos planetas, </text:span><text:span text:style-name="T80">por su interés para estudiar la presencia de vida</text:span><text:span text:style-name="T81">,</text:span><text:span text:style-name="T59"> es</text:span><text:span text:style-name="T27"> la caracterización de su atmósfera.</text:span><text:span text:style-name="T60"> La señal producida por la atmósfera de exoplanetas rocosos es tan pequeña, que las detecciones entorno de estrellas brillantes y/o cercanas </text:span><text:span text:style-name="T61">resulta</text:span><text:span text:style-name="T60"> fundamental</text:span><text:span text:style-name="T62">.</text:span><text:span text:style-name="T63"> </text:span><text:span text:style-name="T65">Las detecciones de TESS serán fundamentales: los planetas entorno de estrellas brillantes serán observados por el futuro telescopio espacial James Webb (JWST), cuya superficie colect</text:span><text:span text:style-name="T67">o</text:span><text:span text:style-name="T65">ra y el instrumental con el que contará, permitirá el estudio de las atmósferas de planetas rocosos que se encuentren en órbita alrededor de estrellas de </text:span><text:span text:style-name="T67">baja masa</text:span><text:span text:style-name="T65">.</text:span></text:p>
      <text:p text:style-name="P43"><text:span text:style-name="T27">======</text:span></text:p>
      <text:p text:style-name="P43"><text:span text:style-name="T27"/></text:p>
      <text:p text:style-name="P41"><text:span text:style-name="T27">REQUECHOS!</text:span></text:p>
      <text:p text:style-name="P36"><text:span text:style-name="T82">Todavía subsiste una gran cantidad de preguntas con respecto a las poblaciones de planetas, sus características orbitales, y la arquitectura de los sistemas planetarios. En particular, los datos de </text:span><text:span text:style-name="T23">Kepler</text:span><text:span text:style-name="T64"> no permitieron definir de forma precisa la cantidad de planetas del tamaño de la Tierra en la zona habitable de estrellas parecidas al Sol. Simplemente, no se encontraron suficientes planetas de estas características aún (tarea difícil si las hay) para determinar este número con certeza.</text:span></text:p>
      <text:p text:style-name="P36"><text:span text:style-name="T64"/></text:p>
      <text:p text:style-name="P17"/>
      <text:p text:style-name="P33"/>
      <text:p text:style-name="P33"/>
      <text:p text:style-name="P26">Subtítulo</text:p>
      <text:p text:style-name="subtitle"/>
      <text:p text:style-name="P5"/>
      <text:p text:style-name="P4"/>
      <table:table table:name="Table1" table:style-name="Table1">
        <table:table-column table:style-name="Table1.A"/>
        <table:table-row table:style-name="Table1.1">
          <table:table-cell table:style-name="Table1.A1" office:value-type="string">
            <text:p text:style-name="P6">Recuadro</text:p>
            <text:p text:style-name="P6"/>
            <text:p text:style-name="P5">**************************************************************************************************************************************************************************************************************************************************************************</text:p>
          </table:table-cell>
        </table:table-row>
      </table:table>
      <text:p text:style-name="P4"/>
      <text:p text:style-name="P6"/>
      <text:p text:style-name="P6">Ilustraciones</text:p>
      <text:p text:style-name="P5">(Son prerrogativa de Ciencia Hoy) Enviar en archivo aparte en formato jpg, tif, gif, eps, bmp o png, en alta resolución.</text:p>
      <text:p text:style-name="P3"/>
      <text:p text:style-name="P3"/>
      <text:p text:style-name="P6">Leyendas de las ilustraciones</text:p>
      <text:p text:style-name="P3"/>
      <text:p text:style-name="P8"><text:span text:style-name="T1">Figura </text:span><text:span text:style-name="T10">1</text:span><text:span text:style-name="T1">. </text:span><text:span text:style-name="T5">EJEMPLO</text:span><text:span text:style-name="T1">. Izquierda, cráneo fosilizado de un mamífero…</text:span></text:p>
      <text:p text:style-name="P9"/>
      <text:p text:style-name="P3"/>
      <text:p text:style-name="P3"/>
      <text:p text:style-name="P6">Lecturas sugeridas</text:p>
      <text:p text:style-name="P3"/>
      <text:p text:style-name="P7"><text:span text:style-name="T10">APELLIDO INICIAL, IDEM, AÑO, ‘Título de artículo o capítulo’, </text:span><text:span text:style-name="T12">Revista o libro</text:span><text:span text:style-name="T10">, </text:span><text:span text:style-name="T2">accesible en: </text:span></text:p>
      <text:p text:style-name="P7"><text:span text:style-name="T13">EJEMPLO. </text:span><text:span text:style-name="T10">CORIA RA</text:span><text:span text:style-name="T6"> y </text:span><text:span text:style-name="T10">SALGADO L</text:span><text:span text:style-name="T6">, </text:span><text:span text:style-name="T10">1996</text:span><text:span text:style-name="T6">, ‘Dinosaurios carnívoros de Sudamérica’, </text:span><text:span text:style-name="T7">Investigación y Ciencia</text:span><text:span text:style-name="T6">, 237: 39-40.</text:span></text:p>
      <text:p text:style-name="P3"/>
      <text:p text:style-name="P29">Agradecimientos de los autores (en caso de haberlos) </text:p>
      <text:p text:style-name="P3"/>
      <text:p text:style-name="P3"/>
      <text:p text:style-name="P6">Datos de los autores</text:p>
      <text:p text:style-name="P30"/>
      <text:p text:style-name="P10"><text:span text:style-name="T3">Rodrigo Fernando</text:span><text:span text:style-name="T1"> </text:span><text:span text:style-name="T3">Díaz</text:span></text:p>
      <text:p text:style-name="P10"><text:span text:style-name="T1">Doctor en ciencias </text:span><text:span text:style-name="T3">físicas</text:span><text:span text:style-name="T1">, Universidad </text:span><text:span text:style-name="T3">de Buenos Aires</text:span><text:span text:style-name="T1">.</text:span></text:p>
      <text:p text:style-name="P10"><text:span text:style-name="T1">Investigador adjunt</text:span><text:span text:style-name="T3">o</text:span><text:span text:style-name="T1"> en el </text:span><text:span text:style-name="T3">IAFE</text:span><text:span text:style-name="T10">, U</text:span><text:span text:style-name="T11">BA</text:span><text:span text:style-name="T1">-Conicet.</text:span></text:p>
      <text:p text:style-name="P10"><text:a xlink:type="simple" xlink:href="mailto:rodrigo@iafe.uba.ar" text:style-name="Internet_20_link" text:visited-style-name="Visited_20_Internet_20_Link"><text:span text:style-name="Internet_20_link"><text:span text:style-name="T4">rodrigo@iafe.uba.ar</text:span></text:span></text:a></text:p>
      <text:p text:style-name="P11"><text:span text:style-name="Internet_20_link"><text:span text:style-name="T14">twitter: exorfd</text:span></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randon" svg:font-family="Brandon"/>
    <style:font-face style:name="Times" svg:font-family="Times" style:font-family-generic="roman"/>
    <style:font-face style:name="FreeSans1" svg:font-family="FreeSans" style:font-family-generic="swiss"/>
    <style:font-face style:name="Roboto" svg:font-family="Roboto" style:font-pitch="variable"/>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397cm" style:writing-mode="page"/>
      <style:text-properties style:use-window-font-color="true" style:font-name="Times New Roman" fo:font-size="11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fo:hyphenation-ladder-count="no-limit" style:writing-mode="lr-tb"/>
      <style:text-properties style:font-name="Roboto" fo:font-family="Roboto" style:font-pitch="variable" fo:font-size="11pt" fo:language="es" fo:country="AR" style:font-name-asian="Calibri" style:font-family-asian="Calibri" style:font-family-generic-asian="system" style:font-pitch-asian="variable" style:font-size-asian="11pt" style:language-asian="zh" style:country-asian="CN"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justify" style:justify-single-word="false"/>
    </style:style>
    <style:style style:name="List" style:family="paragraph" style:parent-style-name="Text_20_body" style:default-outline-level="" style:class="list">
      <style:text-properties style:font-name="Liberation Sans1" fo:font-family="'Liberation Sans'" style:font-family-generic="roman" style:font-pitch="variable"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cabezado1" style:family="paragraph" style:parent-style-name="Standard" style:next-style-name="Text_20_body"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Índice" style:family="paragraph" style:parent-style-name="Standard" style:default-outline-level="">
      <style:paragraph-properties text:number-lines="false" text:line-number="0"/>
      <style:text-properties style:font-name="Liberation Sans1" fo:font-family="'Liberation Sans'" style:font-family-generic="roman" style:font-pitch="variable" style:font-name-complex="FreeSans" style:font-family-complex="FreeSans" style:font-family-generic-complex="system" style:font-pitch-complex="variable"/>
    </style:style>
    <style:style style:name="Leyenda" style:family="paragraph" style:parent-style-name="Standard" style:default-outline-level="">
      <style:paragraph-properties fo:margin-top="0.212cm" fo:margin-bottom="0.212cm" loext:contextual-spacing="false" text:number-lines="false" text:line-number="0"/>
      <style:text-properties style:font-name="Liberation Sans1" fo:font-family="'Liberation Sans'" style:font-family-generic="roman" style:font-pitch="variable"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Párrafo_20_de_20_lista1" style:display-name="Párrafo de lista1" style:family="paragraph" style:parent-style-name="Standard" style:default-outline-level="">
      <style:paragraph-properties fo:margin-left="1.27cm" fo:margin-right="0cm" fo:margin-top="0cm" fo:margin-bottom="0.353cm" loext:contextual-spacing="true" fo:text-indent="0cm" style:auto-text-indent="false"/>
    </style:style>
    <style:style style:name="Texto_20_de_20_globo1" style:display-name="Texto de globo1"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le" style:family="paragraph" style:parent-style-name="Standard" style:next-style-name="Text_20_body" style:class="chapter">
      <style:paragraph-properties fo:margin-top="0cm" fo:margin-bottom="0cm" loext:contextual-spacing="false" fo:line-height="100%" fo:text-align="center" style:justify-single-word="false"/>
      <style:text-properties fo:font-size="18pt" style:font-size-asian="18pt" style:font-size-complex="18pt"/>
    </style:style>
    <style:style style:name="subtitle"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8pt" style:font-size-asian="8pt"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WW8Num1z0"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WW8Num2z0" style:family="text"/>
    <style:style style:name="WW8Num3z0" style:family="text">
      <style:text-properties style:font-name="Times New Roman" fo:font-family="'Times New Roman'" style:font-family-generic="roman" style:font-pitch="variable"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WW8Num4z0" style:family="text">
      <style:text-properties style:font-name="Symbol" fo:font-family="Symbol" style:font-family-generic="roman" style:font-pitch="variable" fo:font-size="12pt" style:font-size-asian="12pt" style:font-name-complex="Symbol1" style:font-family-complex="Symbol" style:font-family-generic-complex="system" style:font-pitch-complex="variable" style:font-size-complex="12pt"/>
    </style:style>
    <style:style style:name="WW8Num5z0" style:family="text">
      <style:text-properties style:font-name="Symbol" fo:font-family="Symbol" style:font-family-generic="roman" style:font-pitch="variable" fo:font-size="12pt" style:font-size-asian="12pt" style:font-name-complex="Symbol1" style:font-family-complex="Symbol" style:font-family-generic-complex="system" style:font-pitch-complex="variable" style:font-size-complex="12pt"/>
    </style:style>
    <style:style style:name="WW8Num6z0" style:family="text">
      <style:text-properties style:font-name="Symbol" fo:font-family="Symbol" style:font-family-generic="roman" style:font-pitch="variable" fo:font-size="12pt" style:font-size-asian="12pt" style:font-name-complex="Symbol1" style:font-family-complex="Symbol" style:font-family-generic-complex="system" style:font-pitch-complex="variable" style:font-size-complex="12pt"/>
    </style:style>
    <style:style style:name="WW8Num7z0" style:family="text">
      <style:text-properties fo:font-weight="normal" style:font-weight-asian="norma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1" style:display-name="Fuente de párrafo predeter.1" style:family="text"/>
    <style:style style:name="apple-converted-space" style:family="text" style:parent-style-name="Fuente_20_de_20_párrafo_20_predeter.1"/>
    <style:style style:name="Internet_20_link" style:display-name="Internet link" style:family="text">
      <style:text-properties fo:color="#0000ff" style:text-underline-style="solid" style:text-underline-width="auto" style:text-underline-color="font-color"/>
    </style:style>
    <style:style style:name="Texto_20_de_20_globo_20_Car" style:display-name="Texto de globo Car" style:family="text">
      <style:text-properties style:font-name="Segoe UI" fo:font-family="'Segoe UI'" style:font-family-generic="roman" style:font-pitch="variable" fo:font-size="9pt" fo:language="es" fo:country="AR" style:font-size-asian="9pt" style:font-name-complex="Segoe UI1" style:font-family-complex="'Segoe UI'" style:font-family-generic-complex="system" style:font-pitch-complex="variable" style:font-size-complex="9pt"/>
    </style:style>
    <style:style style:name="Mención_20_sin_20_resolver1" style:display-name="Mención sin resolver1" style:family="text">
      <style:text-properties fo:color="#808080" fo:background-color="#e6e6e6"/>
    </style:style>
    <style:style style:name="Texto_20_de_20_globo_20_Car1" style:display-name="Texto de globo Car1" style:family="text">
      <style:text-properties style:font-name="Segoe UI" fo:font-family="'Segoe UI'" style:font-family-generic="roman" style:font-pitch="variable" fo:font-size="9pt" fo:language="es" fo:country="AR" style:font-name-asian="Calibri" style:font-family-asian="Calibri"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st1" style:family="text"/>
    <style:style style:name="HTML_20_Cite" style:display-name="HTML Cite"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2" style:display-name="ListLabel 2" style:family="text">
      <style:text-properties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3" style:display-name="ListLabel 3" style:family="text">
      <style:text-properties fo:font-size="12pt" style:font-size-asian="12pt" style:font-name-complex="Symbol1" style:font-family-complex="Symbol" style:font-family-generic-complex="system" style:font-pitch-complex="variable" style:font-size-complex="12pt"/>
    </style:style>
    <style:style style:name="ListLabel_20_4" style:display-name="ListLabel 4" style:family="text">
      <style:text-properties fo:font-size="12pt" style:font-size-asian="12pt" style:font-name-complex="Symbol1" style:font-family-complex="Symbol" style:font-family-generic-complex="system" style:font-pitch-complex="variable" style:font-size-complex="12pt"/>
    </style:style>
    <style:style style:name="ListLabel_20_5" style:display-name="ListLabel 5" style:family="text">
      <style:text-properties fo:font-size="12pt" style:font-size-asian="12pt" style:font-name-complex="Symbol1" style:font-family-complex="Symbol" style:font-family-generic-complex="system" style:font-pitch-complex="variable" style:font-size-complex="12pt"/>
    </style:style>
    <style:style style:name="ListLabel_20_6" style:display-name="ListLabel 6" style:family="text">
      <style:text-properties fo:font-weight="normal" style:font-weight-asian="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2pt" style:font-size-asian="12pt"/>
    </style:style>
    <style:style style:name="ListLabel_20_11" style:display-name="ListLabel 11" style:family="text">
      <style:text-properties style:font-name="Times New Roman" fo:font-family="'Times New Roman'" style:font-family-generic="roman" style:font-pitch="variable" fo:font-size="12pt" fo:font-style="italic" style:font-size-asian="12pt" style:font-style-asian="italic"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 style:num-suffix="." style:num-format="A" style:num-letter-sync="true">
        <style:list-level-properties text:list-level-position-and-space-mode="label-alignment">
          <style:list-level-label-alignment text:label-followed-by="listtab" text:list-tab-stop-position="1.249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ntor</meta:initial-creator>
    <dc:creator>Rodrigo Díaz</dc:creator>
    <meta:editing-cycles>89</meta:editing-cycles>
    <meta:print-date>1900-01-01T03:00:00</meta:print-date>
    <meta:creation-date>2018-07-13T20:46:00</meta:creation-date>
    <dc:date>2019-04-20T17:23:12.227511000</dc:date>
    <meta:editing-duration>PT7H14M22S</meta:editing-duration>
    <meta:generator>LibreOffice/5.3.7.2$MacOSX_X86_64 LibreOffice_project/6b8ed514a9f8b44d37a1b96673cbbdd077e24059</meta:generator>
    <meta:document-statistic meta:table-count="1" meta:image-count="0" meta:object-count="0" meta:page-count="4" meta:paragraph-count="41" meta:word-count="1670" meta:character-count="10727" meta:non-whitespace-character-count="90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